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25-03-1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24-03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23-03-30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22-03-28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21-03-29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05271113924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6" meta:object-count="0"/>
    <meta:user-defined meta:name="AppVersion">3.0</meta:user-defined>
  </office:meta>
</office:document-meta>
</file>